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718d0bca31016784a9c4b8c5e1f965c3" style:family="table-column">
      <style:table-column-properties fo:break-before="auto" style:use-optimal-column-width="false" style:column-width="6cm"/>
    </style:style>
    <style:style style:name="odsStyleTableColumn-e36e33e57d94ae447add2f1a32101241" style:family="table-column">
      <style:table-column-properties fo:break-before="auto" style:use-optimal-column-width="false" style:column-width="5cm"/>
    </style:style>
    <style:style style:name="odsStyleTableColumn-a6de221a6f2b201eb112b7762e0fc583" style:family="table-column">
      <style:table-column-properties fo:break-before="auto" style:use-optimal-column-width="false" style:column-width="3cm"/>
    </style:style>
    <style:style style:name="odsStyleTableCell-a97d72a886d9544bd089bede9d9927c9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34ad3cc4b66661e4b9ac3ad7a2f79ea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7e6cb66bfcff0454264d5fbd16e695e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b945071c3c409d52d991ef7f8c7cb9ef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b2cd781cd4d0a0e0a54723b0b059f853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718d0bca31016784a9c4b8c5e1f965c3" table:default-cell-style-name="Default"/>
        <table:table-column table:style-name="odsStyleTableColumn-e36e33e57d94ae447add2f1a32101241" table:default-cell-style-name="Default"/>
        <table:table-column table:style-name="odsStyleTableColumn-a6de221a6f2b201eb112b7762e0fc583" table:default-cell-style-name="Default"/>
        <table:table-column table:style-name="odsStyleTableColumn-a6de221a6f2b201eb112b7762e0fc583" table:default-cell-style-name="Default"/>
        <table:table-column table:style-name="odsStyleTableColumn-a6de221a6f2b201eb112b7762e0fc583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a97d72a886d9544bd089bede9d9927c9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34ad3cc4b66661e4b9ac3ad7a2f79ea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34ad3cc4b66661e4b9ac3ad7a2f79ea9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34ad3cc4b66661e4b9ac3ad7a2f79ea9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34ad3cc4b66661e4b9ac3ad7a2f79ea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7e6cb66bfcff0454264d5fbd16e695e4" office:value-type="string">
            <text:p>PAIS</text:p>
          </table:table-cell>
          <table:table-cell table:style-name="odsStyleTableCell-7e6cb66bfcff0454264d5fbd16e695e4" office:value-type="string">
            <text:p>UNIDAD MONETARIA</text:p>
          </table:table-cell>
          <table:table-cell table:style-name="odsStyleTableCell-7e6cb66bfcff0454264d5fbd16e695e4" office:value-type="string">
            <text:p>MONEDA</text:p>
          </table:table-cell>
          <table:table-cell table:style-name="odsStyleTableCell-7e6cb66bfcff0454264d5fbd16e695e4" office:value-type="string">
            <text:p>TIPO DE CAMBIO EN Bs POR UNIDAD DE MONEDA EXTRANJERA</text:p>
          </table:table-cell>
          <table:table-cell table:style-name="odsStyleTableCell-7e6cb66bfcff0454264d5fbd16e695e4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4ad3cc4b66661e4b9ac3ad7a2f79ea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7e6cb66bfcff0454264d5fbd16e695e4" office:value-type="string">
            <text:p> </text:p>
          </table:table-cell>
          <table:table-cell table:style-name="odsStyleTableCell-7e6cb66bfcff0454264d5fbd16e695e4" office:value-type="string">
            <text:p>UNIDAD MONETARIA</text:p>
          </table:table-cell>
          <table:table-cell table:style-name="odsStyleTableCell-7e6cb66bfcff0454264d5fbd16e695e4" office:value-type="string">
            <text:p>MONEDA</text:p>
          </table:table-cell>
          <table:table-cell table:style-name="odsStyleTableCell-7e6cb66bfcff0454264d5fbd16e695e4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4ad3cc4b66661e4b9ac3ad7a2f79ea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7e6cb66bfcff0454264d5fbd16e695e4" office:value-type="string">
            <text:p> </text:p>
          </table:table-cell>
        </table:table-row>
        <table:table-row table:style-name="ro1">
          <table:table-cell table:style-name="odsStyleTableCell-b945071c3c409d52d991ef7f8c7cb9ef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2cd781cd4d0a0e0a54723b0b059f853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29</meta:creation-date>
    <meta:generator>ods générator</meta:generator>
    <dc:date>2024-10-15T21:15:29</dc:date>
    <meta:editing-duration>PT1S</meta:editing-duration>
    <meta:editing-cycles>1</meta:editing-cycles>
    <meta:document-statistic meta:table-count="1" meta:cell-count="4" meta:object-count="0"/>
  </office:meta>
</office:document-meta>
</file>